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64cm" fo:min-width="17.28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655cm" fo:min-width="3.31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655cm" fo:min-width="3.31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top" draw:auto-grow-height="false" fo:min-height="7.052cm" fo:min-width="17.597cm"/>
      <style:paragraph-properties style:writing-mode="lr-tb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1.655cm" fo:min-width="3.31cm"/>
      <style:paragraph-properties style:writing-mode="lr-tb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1.655cm" fo:min-width="3.31cm"/>
      <style:paragraph-properties style:writing-mode="lr-tb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1.655cm" fo:min-width="4.263cm"/>
      <style:paragraph-properties style:writing-mode="lr-tb"/>
    </style:style>
    <style:style style:name="gr8" style:family="graphic" style:parent-style-name="standard">
      <style:graphic-properties draw:fill-color="#ff4000" draw:textarea-horizontal-align="justify" draw:textarea-vertical-align="top" draw:auto-grow-height="false" fo:min-height="5.465cm" fo:min-width="17.62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62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4.897cm"/>
      <style:paragraph-properties style:writing-mode="lr-tb"/>
    </style:style>
    <style:style style:name="gr11" style:family="graphic" style:parent-style-name="standard">
      <style:graphic-properties draw:fill-color="#ffb66c" draw:textarea-horizontal-align="justify" draw:textarea-vertical-align="top" draw:auto-grow-height="false" fo:min-height="5.465cm" fo:min-width="17.622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1.07cm" fo:min-width="4.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1.02cm" fo:min-width="4.897cm"/>
      <style:paragraph-properties style:writing-mode="lr-tb"/>
    </style:style>
    <style:style style:name="gr14" style:family="graphic" style:parent-style-name="standard">
      <style:graphic-properties svg:stroke-width="0.081cm" draw:marker-start="" draw:marker-start-width="0.321cm" draw:marker-end="Arrowheads_20_3" draw:marker-end-width="0.321cm" draw:textarea-vertical-align="top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draw:marker-start="" draw:marker-start-width="0.321cm" draw:marker-end="Arrowheads_20_3" draw:marker-end-width="0.321cm" draw:textarea-vertical-align="middle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svg:stroke-width="0.081cm" draw:marker-start="Arrowheads_20_5" draw:marker-start-width="0.421cm" draw:marker-end="Arrowheads_20_6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03cm" fo:min-width="3.31cm"/>
      <style:paragraph-properties style:writing-mode="lr-tb"/>
    </style:style>
    <style:style style:name="gr18" style:family="graphic" style:parent-style-name="objectwithoutfill">
      <style:graphic-properties svg:stroke-width="0.081cm" draw:marker-start="" draw:marker-start-width="0.4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draw:marker-start="" draw:marker-start-width="0.4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fill-color="#81d41a" draw:textarea-horizontal-align="justify" draw:textarea-vertical-align="middle" draw:auto-grow-height="false" fo:min-height="0.703cm" fo:min-width="2.992cm"/>
      <style:paragraph-properties style:writing-mode="lr-tb"/>
    </style:style>
    <style:style style:name="gr21" style:family="graphic" style:parent-style-name="objectwithoutfill">
      <style:graphic-properties svg:stroke-width="0.081cm" draw:marker-start="" draw:marker-start-width="0.4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draw:marker-start="" draw:marker-start-width="0.4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81d41a"/>
      <style:paragraph-properties fo:text-align="start" style:writing-mode="lr-tb"/>
      <style:text-properties fo:font-weight="bold" style:font-weight-asian="bold" style:font-weight-complex="bold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-color="#ffb66c"/>
      <style:paragraph-properties fo:text-align="center" style:writing-mode="lr-tb"/>
    </style:style>
    <style:style style:name="P8" style:family="paragraph">
      <loext:graphic-properties draw:fill-color="#ff4000"/>
      <style:paragraph-properties fo:text-align="center" style:writing-mode="lr-tb"/>
    </style:style>
    <style:style style:name="P9" style:family="paragraph">
      <loext:graphic-properties draw:fill-color="#ff4000"/>
      <style:paragraph-properties fo:text-align="start" style:writing-mode="lr-tb"/>
      <style:text-properties fo:font-weight="bold" style:font-weight-asian="bold" style:font-weight-complex="bold"/>
    </style:style>
    <style:style style:name="P10" style:family="paragraph">
      <loext:graphic-properties draw:fill-color="#ffb66c"/>
      <style:paragraph-properties fo:text-align="start" style:writing-mode="lr-tb"/>
      <style:text-properties fo:font-weight="bold" style:font-weight-asian="bold" style:font-weight-complex="bold"/>
    </style:style>
    <style:style style:name="P11" style:family="paragraph">
      <loext:graphic-properties draw:fill-color="#bf819e"/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81d41a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7.78cm" svg:height="8.89cm" draw:transform="skewX (0.00872664625997165) translate (2.03cm 1.635cm)">
          <text:p text:style-name="P1"><text:span text:style-name="T1">Register Me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1.905cm" svg:x="2.27cm" svg:y="3.857cm">
          <text:p text:style-name="P2">Member Persona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905cm" svg:x="6.398cm" svg:y="3.857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905cm" svg:x="14.652cm" svg:y="3.857cm">
          <text:p text:style-name="P2">Student</text:p>
          <text:p text:style-name="P2">Sli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905cm" svg:x="10.525cm" svg:y="3.857cm">
          <text:p text:style-name="P2">Billing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5" draw:layer="layout" svg:width="18.097cm" svg:height="7.302cm" svg:x="1.635cm" svg:y="11.16cm">
            <text:p text:style-name="P1"><text:span text:style-name="T1">Student</text:span></text:p>
            <text:p text:style-name="P1"><text:span text:style-name="T1">Slid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81cm" svg:height="1.905cm" svg:x="2.587cm" svg:y="13.065cm">
            <text:p text:style-name="P2">Student Personal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81cm" svg:height="1.905cm" svg:x="8.62cm" svg:y="13.065cm">
            <text:p text:style-name="P2">Interest Grid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763cm" svg:height="1.905cm" svg:x="14.017cm" svg:y="13.065cm">
            <text:p text:style-name="P2">Neighborhood</text:p>
            <text:p text:style-name="P2">Grid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8" draw:text-style-name="P9" draw:layer="layout" svg:width="18.122cm" svg:height="5.715cm" svg:x="12.747cm" svg:y="19.732cm">
            <text:p text:style-name="P1"><text:span text:style-name="T1">Neighborhood</text:span></text:p>
            <text:p text:style-name="P1"><text:span text:style-name="T1">Gri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127cm" svg:height="1.27cm" svg:x="13.724cm" svg:y="21.687cm">
            <text:p text:style-name="P2">City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127cm" svg:height="1.27cm" svg:x="19.122cm" svg:y="21.687cm">
            <text:p text:style-name="P2">Borough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5.397cm" svg:height="1.27cm" svg:x="24.519cm" svg:y="21.687cm">
            <text:p text:style-name="P2">Hood List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1" draw:text-style-name="P10" draw:layer="layout" svg:width="18.122cm" svg:height="5.715cm" svg:x="-6.62cm" svg:y="19.732cm">
            <text:p text:style-name="P1"><text:span text:style-name="T1">Interest</text:span></text:p>
            <text:p text:style-name="P1"><text:span text:style-name="T1">Grid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5.08cm" svg:height="1.32cm" svg:x="-3.738cm" svg:y="21.954cm">
            <text:p text:style-name="P2">Categorie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5.397cm" svg:height="1.27cm" svg:x="2.294cm" svg:y="21.954cm">
            <text:p text:style-name="P2">Subject List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13" draw:layer="layout" draw:line-skew="2.427cm" svg:x1="25.49cm" svg:y1="19.626cm" svg:x2="19.732cm" svg:y2="14.811cm" draw:end-shape="id1" draw:end-glue-point="1" svg:d="M25490 19626h-202v-4815h-5556" svg:viewBox="0 0 5759 4816">
          <text:p text:style-name="P12">Neighborhood List</text:p>
        </draw:connector>
        <draw:connector draw:style-name="gr15" draw:text-style-name="P13" draw:layer="layout" svg:x1="6.046cm" svg:y1="19.577cm" svg:x2="10.683cm" svg:y2="18.462cm" draw:end-shape="id1" draw:end-glue-point="2" svg:d="M6046 19577v-307h4637v-808" svg:viewBox="0 0 4638 1116">
          <text:p text:style-name="P13">Interest List</text:p>
        </draw:connector>
        <draw:connector draw:style-name="gr16" draw:text-style-name="P14" draw:layer="layout" draw:line-skew="8.121cm" svg:x1="10.683cm" svg:y1="11.16cm" svg:x2="19.771cm" svg:y2="6.08cm" draw:start-shape="id1" draw:start-glue-point="0" draw:end-shape="id2" draw:end-glue-point="1" svg:d="M10683 11160v-1905h9628v-3175h-540" svg:viewBox="0 0 9629 5081">
          <text:p text:style-name="P13">Student</text:p>
        </draw:connector>
        <draw:custom-shape draw:style-name="gr17" draw:text-style-name="P13" xml:id="id3" draw:id="id3" draw:layer="layout" svg:width="3.81cm" svg:height="0.953cm" svg:x="-2.493cm" svg:y="9.572cm">
          <text:p text:style-name="P13">Member</text:p>
          <draw:enhanced-geometry svg:viewBox="0 0 21600 21600" draw:type="rectangle" draw:enhanced-path="M 0 0 L 21600 0 21600 21600 0 21600 0 0 Z N"/>
        </draw:custom-shape>
        <draw:connector draw:style-name="gr18" draw:text-style-name="P14" draw:layer="layout" svg:x1="1.991cm" svg:y1="6.08cm" svg:x2="-0.588cm" svg:y2="9.572cm" draw:start-shape="id2" draw:end-shape="id3" draw:end-glue-point="0" svg:d="M1991 6080h-2579v3492" svg:viewBox="0 0 2580 3493">
          <text:p/>
        </draw:connector>
        <draw:connector draw:style-name="gr19" draw:text-style-name="P14" draw:layer="layout" svg:x1="-0.588cm" svg:y1="10.525cm" svg:x2="1.635cm" svg:y2="14.811cm" draw:start-shape="id3" draw:start-glue-point="2" draw:end-shape="id1" svg:d="M-588 10525v4286h2223" svg:viewBox="0 0 2224 4287">
          <text:p/>
        </draw:connector>
        <draw:custom-shape draw:style-name="gr20" draw:text-style-name="P15" xml:id="id4" draw:id="id4" draw:layer="layout" svg:width="3.492cm" svg:height="0.953cm" svg:x="8.938cm" svg:y="15.287cm">
          <text:p text:style-name="P13">Student</text:p>
          <draw:enhanced-geometry svg:viewBox="0 0 21600 21600" draw:type="rectangle" draw:enhanced-path="M 0 0 L 21600 0 21600 21600 0 21600 0 0 Z N"/>
        </draw:custom-shape>
        <draw:connector draw:style-name="gr21" draw:text-style-name="P14" draw:layer="layout" svg:x1="10.684cm" svg:y1="16.24cm" svg:x2="2.441cm" svg:y2="19.732cm" draw:start-shape="id4" draw:start-glue-point="2" draw:end-shape="id5" svg:d="M10684 16240v1745h-8243v1747" svg:viewBox="0 0 8244 3493">
          <text:p/>
        </draw:connector>
        <draw:connector draw:style-name="gr22" draw:text-style-name="P14" draw:layer="layout" svg:x1="10.684cm" svg:y1="16.24cm" svg:x2="21.808cm" svg:y2="19.732cm" draw:start-shape="id4" draw:start-glue-point="2" draw:end-shape="id6" draw:end-glue-point="0" svg:d="M10684 16240v1745h11124v1747" svg:viewBox="0 0 11125 349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40" svg:d="M0 40l10-40 10 4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7T21:30:46.817000000</meta:creation-date>
    <meta:editing-duration>PT2M32S</meta:editing-duration>
    <meta:editing-cycles>2</meta:editing-cycles>
    <meta:generator>LibreOffice/7.3.1.3$Windows_X86_64 LibreOffice_project/a69ca51ded25f3eefd52d7bf9a5fad8c90b87951</meta:generator>
    <dc:date>2022-03-27T21:53:45.603000000</dc:date>
    <meta:document-statistic meta:object-count="28"/>
  </office:meta>
</office:document-meta>
</file>